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fo:font-weight="bold" style:font-weight-asian="bold"/>
    </style:style>
    <style:style style:name="P5" style:family="paragraph" style:parent-style-name="Standard">
      <style:text-properties fo:color="#ff00ff"/>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1">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1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4">
      <style:paragraph-properties fo:margin-left="0.5in" fo:margin-right="0in" fo:text-indent="-0.25in" style:auto-text-indent="false"/>
    </style:style>
    <style:style style:name="P18" style:family="paragraph" style:parent-style-name="Standard" style:list-style-name="WWNum13">
      <style:paragraph-properties fo:margin-left="0.5in" fo:margin-right="0in"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6">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master-page-name="Standard">
      <style:paragraph-properties fo:orphans="0" fo:widows="0" style:page-number="1"/>
    </style:style>
    <style:style style:name="P24"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color="#241e12"/>
    </style:style>
    <style:style style:name="T20" style:family="text">
      <style:text-properties fo:background-color="#b7b7b7" loext:char-shading-value="0"/>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L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27" text:visited-style-name="ListLabel_20_127"><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27" text:visited-style-name="ListLabel_20_127"><text:span text:style-name="T14">https://meet.jit.si/pedro9000#config.disableAP=true&amp;config.disableAEC=true&amp;config.disableAGC=true</text:span></text:a></text:p>
      <text:p text:style-name="P2"/>
      <text:p text:style-name="P1"><draw:rect text:anchor-type="as-char" style:rel-width="100%" draw:z-index="0" draw:style-name="gr1" draw:text-style-name="P24"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4"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1.</text:p>
      <text:p text:style-name="P1">2.</text:p>
      <text:p text:style-name="P1">3.</text:p>
      <text:p text:style-name="P1"><text:soft-page-break/>4.</text:p>
      <text:p text:style-name="P1">5.</text:p>
      <text:p text:style-name="P1"><draw:rect text:anchor-type="as-char" style:rel-width="100%" draw:z-index="2" draw:style-name="gr1" draw:text-style-name="P24"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24" svg:width="0.0012in" svg:height="0.0213in"><text:p/></draw:rect></text:p>
      <text:p text:style-name="P1"><text:span text:style-name="T7">What we’re up to :</text:span></text:p>
      <text:p text:style-name="P1"><text:span text:style-name="T7">V - Threadbooper is on the Debian 10. deb-multimedia.org is your friend. No gotchas so far and all the video hardware works. Also, if you are going to have a build-essentials package, include the stuff needed to build, ya know, the kernel. Also, good on Canonical for shipping low latency kernels. </text:span></text:p>
      <text:p text:style-name="P1"><text:span text:style-name="T7">J - Right after the show today, am leaving for Open Source Summit North America in San Diego! <text:s/>Thank you to The Linux Foundation for giving the LinuxChix LA a scholarship once again! <text:s/>And will come back with interviews and walkthroughs from the floor :-D</text:span></text:p>
      <text:p text:style-name="P1"><text:span text:style-name="T7">P - </text:span></text:p>
      <text:p text:style-name="Standard"><draw:rect text:anchor-type="as-char" style:rel-width="100%" draw:z-index="4" draw:style-name="gr1" draw:text-style-name="P24" svg:width="0.0012in" svg:height="0.0213in"><text:p/></draw:rect></text:p>
      <text:p text:style-name="Standard">News</text:p>
      <text:p text:style-name="Standard"/>
      <text:p text:style-name="Standard"><text:span text:style-name="T11">Knoppix drops SystemD</text:span></text:p>
      <text:p text:style-name="Standard"><text:a xlink:type="simple" xlink:href="https://www.techrepublic.com/article/knoppix-8-6-first-wide-public-release-to-abandon-systemd/" text:style-name="ListLabel_20_128" text:visited-style-name="ListLabel_20_128"><text:span text:style-name="T15">https://www.techrepublic.com/article/knoppix-8-6-first-wide-public-release-to-abandon-systemd/</text:span></text:a></text:p>
      <text:list xml:id="list1326809705" text:style-name="WWNum8">
        <text:list-item>
          <text:p text:style-name="P6"><text:span text:style-name="T9">Is systemd a hot wet stinky mess? Yes. </text:span></text:p>
        </text:list-item>
        <text:list-item>
          <text:p text:style-name="P6"><text:span text:style-name="T9">Is init? </text:span></text:p>
        </text:list-item>
        <text:list-item>
          <text:p text:style-name="P6"><text:span text:style-name="T9">That’s debatable, don’t pretend it isn’t. </text:span></text:p>
        </text:list-item>
        <text:list-item>
          <text:p text:style-name="P6"><text:span text:style-name="T12">I still keep rc.local around despite using systemd, it’s easier for me to manage.</text:span></text:p>
        </text:list-item>
        <text:list-item>
          <text:p text:style-name="P6"><text:soft-page-break/><text:span text:style-name="T12">I’ve voiced my quibbles about systemd becoming the svchost.exe of Linux many times.</text:span></text:p>
        </text:list-item>
        <text:list-item>
          <text:p text:style-name="P6"><text:span text:style-name="T5">I think it is great that Knoppix is going back to systemd free like Devuan, because being one of the first live CD distros, independence was built in the Knoppix philosophy.</text:span></text:p>
        </text:list-item>
      </text:list>
      <text:p text:style-name="P4"/>
      <text:p text:style-name="Standard"><text:span text:style-name="T8">No i686 Repositories for Fedora</text:span></text:p>
      <text:p text:style-name="Standard"><text:a xlink:type="simple" xlink:href="https://pagure.io/fesco/issue/2180" text:style-name="ListLabel_20_128" text:visited-style-name="ListLabel_20_128"><text:span text:style-name="T15">https://pagure.io/fesco/issue/2180</text:span></text:a></text:p>
      <text:list xml:id="list751964532" text:style-name="WWNum2">
        <text:list-item>
          <text:p text:style-name="P7"><text:span text:style-name="T9">Don’t panic, yet. </text:span></text:p>
        </text:list-item>
        <text:list-item>
          <text:p text:style-name="P7"><text:span text:style-name="T9">Multiarch is still very much a thing. </text:span></text:p>
        </text:list-item>
        <text:list-item>
          <text:p text:style-name="P7"><text:span text:style-name="T9">You Pentium 4 is safe, for now. </text:span></text:p>
        </text:list-item>
        <text:list-item>
          <text:p text:style-name="P7"><text:span text:style-name="T12">Since most distros are dropping their dedicated i686, x86(_32), or 32bit repos and isos, this was inevitable.</text:span></text:p>
        </text:list-item>
        <text:list-item>
          <text:p text:style-name="P7"><text:span text:style-name="T12">As long as the multilibs stay, I’m alright!</text:span></text:p>
        </text:list-item>
      </text:list>
      <text:p text:style-name="Standard"/>
      <text:p text:style-name="Standard"><text:span text:style-name="T3">Slackware Patreon</text:span> </text:p>
      <text:p text:style-name="Standard"><text:a xlink:type="simple" xlink:href="https://www.patreon.com/slackwarelinux/overview" text:style-name="ListLabel_20_128" text:visited-style-name="ListLabel_20_128"><text:span text:style-name="T15">https://www.patreon.com/slackwarelinux/overview</text:span></text:a></text:p>
      <text:list xml:id="list2811096538" text:style-name="WWNum11">
        <text:list-item>
          <text:p text:style-name="P8"><text:span text:style-name="T5">Awesome, so happy Slackware founder Patrick Volkerding started a Patreon to raise funds to keep Slack going!</text:span></text:p>
        </text:list-item>
        <text:list-item>
          <text:p text:style-name="P8"><text:span text:style-name="T5">I remember there was concern that the project might have to end unless funds were raised to keep it going.</text:span></text:p>
        </text:list-item>
        <text:list-item>
          <text:p text:style-name="P8"><text:span text:style-name="T5">This was the first Linux distro I installed and cut my teeth on back in 1993 and is how I learned Linux.</text:span></text:p>
        </text:list-item>
        <text:list-item>
          <text:p text:style-name="P8"><text:span text:style-name="T5">I am a Patron now, but have donated money to Slack in years past, and for a donation of $1 or more, you should do the same.</text:span></text:p>
        </text:list-item>
        <text:list-item>
          <text:p text:style-name="P8"><text:span text:style-name="T12">If even the old school of Linux are adopting Patreon, I think there is clearly a need for developers to get paid.</text:span></text:p>
        </text:list-item>
        <text:list-item>
          <text:p text:style-name="P8"><text:span text:style-name="T12">I support this!</text:span></text:p>
        </text:list-item>
      </text:list>
      <text:p text:style-name="Standard"/>
      <text:p text:style-name="Standard"/>
      <text:p text:style-name="Standard"><text:soft-page-break/><text:span text:style-name="T3">System76 Firmware updater</text:span> </text:p>
      <text:p text:style-name="Standard"><text:a xlink:type="simple" xlink:href="https://blog.system76.com/post/187072707563/the-new-firmware-manager-updating-firmware-across" text:style-name="ListLabel_20_128" text:visited-style-name="ListLabel_20_128"><text:span text:style-name="T15">https://blog.system76.com/post/187072707563/the-new-firmware-manager-updating-firmware-across</text:span></text:a></text:p>
      <text:list xml:id="list2020175247" text:style-name="WWNum7">
        <text:list-item>
          <text:p text:style-name="P9"><text:span text:style-name="T12">All that fuss about LVFS and now here we are.</text:span></text:p>
        </text:list-item>
        <text:list-item>
          <text:p text:style-name="P9"><text:span text:style-name="T12">I bet that GNOME person feels real smug right about now.</text:span></text:p>
        </text:list-item>
        <text:list-item>
          <text:p text:style-name="P9"><text:span text:style-name="T5">The Firmware Manager supports checking and updating firmware from LVFS and system76-firmware services, is Wayland-compatible, and provides both a GTK application and library.</text:span></text:p>
        </text:list-item>
        <text:list-item>
          <text:p text:style-name="P9"><text:span text:style-name="T5">Way to go to System76 for making it platform agnostic via a GTK app that will also work in all window managers.</text:span></text:p>
        </text:list-item>
        <text:list-item>
          <text:p text:style-name="P9"><text:span text:style-name="T5">The GUI firmware management software fwupd has only been distributed via GNOME Software or KDE Discover, thus eliminating Linux distros that have their own software centers.</text:span></text:p>
        </text:list-item>
      </text:list>
      <text:p text:style-name="Standard"/>
      <text:p text:style-name="Standard"><text:span text:style-name="T9">Kdenlive 19.08</text:span></text:p>
      <text:p text:style-name="Standard"><text:a xlink:type="simple" xlink:href="https://kdenlive.org/en/2019/08/kdenlive-19-08-released/" text:style-name="ListLabel_20_128" text:visited-style-name="ListLabel_20_128"><text:span text:style-name="T15">https://kdenlive.org/en/2019/08/kdenlive-19-08-released/</text:span></text:a></text:p>
      <text:list xml:id="list1283088558" text:style-name="WWNum12">
        <text:list-item>
          <text:p text:style-name="P10"><text:span text:style-name="T9">Full editing with keyboard shortcuts is the big seller here. </text:span></text:p>
        </text:list-item>
        <text:list-item>
          <text:p text:style-name="P10"><text:span text:style-name="T9">Support for channels and sample rates for audio capture. </text:span></text:p>
        </text:list-item>
        <text:list-item>
          <text:p text:style-name="P10"><text:span text:style-name="T9">Still going to need OpenCL or CUDA acceleration before I can go back. </text:span></text:p>
        </text:list-item>
        <text:list-item>
          <text:p text:style-name="P10"><text:span text:style-name="T9">The UI and usability are there but without that accelerated timeline and rendering grunt it’s like having an Aston Martin powered by a 3 cylinder diesel.</text:span></text:p>
        </text:list-item>
        <text:list-item>
          <text:p text:style-name="P10"><text:span text:style-name="T5">Nice, now when you view thumbnails of clips in the Project Bin you can play them back by hitting shift.</text:span></text:p>
        </text:list-item>
        <text:list-item>
          <text:p text:style-name="P10"><text:span text:style-name="T5">Adjust the speed of a clip by pressing CTRL + dragging a clip in the timeline.</text:span></text:p>
        </text:list-item>
        <text:list-item>
          <text:p text:style-name="P10"><text:span text:style-name="T5">An open source video editing alternative that uses GPU rendering, albeit experimental, is Shotcut.</text:span></text:p>
        </text:list-item>
        <text:list-item>
          <text:p text:style-name="P10"><text:span text:style-name="T5">Shotcut isn’t as powerful as Kdenlive but has come a long way, and the GPU rendering works well.</text:span></text:p>
        </text:list-item>
      </text:list>
      <text:p text:style-name="Standard"/>
      <text:p text:style-name="Standard"><text:span text:style-name="T11">OBS 24 RC1</text:span></text:p>
      <text:p text:style-name="Standard"><text:a xlink:type="simple" xlink:href="https://obsproject.com/forum/threads/obs-studio-24-0-release-candidate.109625/" text:style-name="ListLabel_20_128" text:visited-style-name="ListLabel_20_128"><text:span text:style-name="T15">https://obsproject.com/forum/threads/obs-studio-24-0-release-candidate.109625/</text:span></text:a></text:p>
      <text:list xml:id="list3669224364" text:style-name="WWNum3">
        <text:list-item>
          <text:p text:style-name="P11"><text:soft-page-break/><text:span text:style-name="T9">Can we get a Linux browser?</text:span></text:p>
        </text:list-item>
        <text:list-item>
          <text:p text:style-name="P11"><text:span text:style-name="T9">I know it’s doable, running a plugin version right now. </text:span></text:p>
        </text:list-item>
        <text:list-item>
          <text:p text:style-name="P11"><text:span text:style-name="T9">It, it has issues.</text:span><text:span text:style-name="T5"> </text:span></text:p>
        </text:list-item>
        <text:list-item>
          <text:p text:style-name="P11"><text:span text:style-name="T5">The ability to pause and resume a recording.</text:span></text:p>
        </text:list-item>
        <text:list-item>
          <text:p text:style-name="P11"><text:span text:style-name="T5">Using GPU hardware decoding for media sources fixed.</text:span></text:p>
        </text:list-item>
        <text:list-item>
          <text:p text:style-name="P11"><text:span text:style-name="T12">Being able to use the GPU to handle any media you’re playing through OBS while the processor is handling the recording/streaming is very good to have.</text:span></text:p>
        </text:list-item>
        <text:list-item>
          <text:p text:style-name="P11"><text:span text:style-name="T12">It can lower the bitrate instead of dropping frames if your network goes to poop.</text:span></text:p>
        </text:list-item>
        <text:list-item>
          <text:p text:style-name="P11"><text:span text:style-name="T12">And while there is no browser capture on Linux by default, they do introduce some more stuff relating to it.</text:span></text:p>
        </text:list-item>
      </text:list>
      <text:p text:style-name="Standard"/>
      <text:p text:style-name="Standard"><text:span text:style-name="T8">Anime 4K</text:span></text:p>
      <text:p text:style-name="Standard"><text:a xlink:type="simple" xlink:href="https://github.com/bloc97/Anime4K" text:style-name="ListLabel_20_128" text:visited-style-name="ListLabel_20_128"><text:span text:style-name="T15">https://github.com/bloc97/Anime4K</text:span></text:a></text:p>
      <text:list xml:id="list3962242294" text:style-name="WWNum9">
        <text:list-item>
          <text:p text:style-name="P12"><text:span text:style-name="T9">GLSL shaders for MPV are now available.</text:span></text:p>
        </text:list-item>
        <text:list-item>
          <text:p text:style-name="P12"><text:span text:style-name="T9">Results may vary but if you like your old anime with a side of crisp.</text:span></text:p>
        </text:list-item>
        <text:list-item>
          <text:p text:style-name="P12"><text:span text:style-name="T5">MPV and its Mplayer roots have always been a great way to play Anime video files with subtitles alla MKV.</text:span></text:p>
        </text:list-item>
        <text:list-item>
          <text:p text:style-name="P12"><text:span text:style-name="T12">MPV is usually my first go to when something manages to throw VLC for a loop.</text:span></text:p>
        </text:list-item>
      </text:list>
      <text:p text:style-name="P5"/>
      <text:p text:style-name="Standard"><text:span text:style-name="T9">Khara moving to Blender</text:span></text:p>
      <text:p text:style-name="Standard"><text:a xlink:type="simple" xlink:href="https://www.blender.org/user-stories/japanese-anime-studio-khara-moving-to-blender/" text:style-name="ListLabel_20_128" text:visited-style-name="ListLabel_20_128"><text:span text:style-name="T15">https://www.blender.org/user-stories/japanese-anime-studio-khara-moving-to-blender/</text:span></text:a></text:p>
      <text:list xml:id="list3354287648" text:style-name="WWNum5">
        <text:list-item>
          <text:p text:style-name="P13"><text:span text:style-name="T9">3DSM is $1,545.00/year. </text:span></text:p>
        </text:list-item>
        <text:list-item>
          <text:p text:style-name="P13"><text:span text:style-name="T9">Blender, free. </text:span></text:p>
        </text:list-item>
        <text:list-item>
          <text:p text:style-name="P13"><text:span text:style-name="T9">And it works on something other than Windows.</text:span></text:p>
        </text:list-item>
        <text:list-item>
          <text:p text:style-name="P13"><text:soft-page-break/><text:span text:style-name="T5">And Blenders Grease Pencil which integrates 2D animation with 3D is an animators dream and an industry standard first! <text:s/>As Khara states:</text:span></text:p>
          <text:list>
            <text:list-item>
              <text:p text:style-name="P20">”We finally got a 3D creation tool like paper and pencil”</text:p>
            </text:list-item>
          </text:list>
        </text:list-item>
        <text:list-item>
          <text:p text:style-name="P13"><text:span text:style-name="T5">Having both 3D and 2D integrated makes the workflow much easier because you don’t have to transition between several programs and convert to several different file formats, which is the bane of an animator’s existence with files that don’t convert correctly.</text:span></text:p>
        </text:list-item>
        <text:list-item>
          <text:p text:style-name="P13"><text:span text:style-name="T5">Many more animation studios are going to follow suit.</text:span></text:p>
        </text:list-item>
      </text:list>
      <text:p text:style-name="Standard"/>
      <text:p text:style-name="Standard"><text:span text:style-name="T11">Open Source AirDrop</text:span></text:p>
      <text:p text:style-name="Standard"><text:a xlink:type="simple" xlink:href="https://github.com/seemoo-lab/opendrop" text:style-name="ListLabel_20_128" text:visited-style-name="ListLabel_20_128"><text:span text:style-name="T15">https://github.com/seemoo-lab/opendrop</text:span></text:a></text:p>
      <text:list xml:id="list2173763651" text:style-name="WWNum1">
        <text:list-item>
          <text:p text:style-name="P14"><text:span text:style-name="T12">Pretty sure it wouldn’t kill Apple to allow trusting specific devices through AirDrop locally, but that’s not going to happen.</text:span></text:p>
        </text:list-item>
        <text:list-item>
          <text:p text:style-name="P14"><text:span text:style-name="T12">You’ll probably will always have to set it to “Public” or whatever it is.</text:span></text:p>
        </text:list-item>
        <text:list-item>
          <text:p text:style-name="P14"><text:span text:style-name="T5">It is wonderful to have an Open Source alternative to Apple's AirDrop.</text:span></text:p>
        </text:list-item>
        <text:list-item>
          <text:p text:style-name="P14"><text:span text:style-name="T5">OpenDrop doesn’t support multiple file sending like AirDrop.</text:span></text:p>
        </text:list-item>
      </text:list>
      <text:p text:style-name="Standard"/>
      <text:p text:style-name="Standard"><text:span text:style-name="T3">Intel De-noiser (MFoxDogg)</text:span></text:p>
      <text:p text:style-name="Standard"><text:a xlink:type="simple" xlink:href="https://openimagedenoise.github.io/" text:style-name="ListLabel_20_128" text:visited-style-name="ListLabel_20_128"><text:span text:style-name="T15">https://openimagedenoise.github.io/</text:span></text:a></text:p>
      <text:list xml:id="list2910653502" text:style-name="WWNum10">
        <text:list-item>
          <text:p text:style-name="P15"><text:span text:style-name="T5">And speaking of the bane of an animator’s existence, such as myself or Mfoxdogg, this gets rid of the noise, or what I like to call the Moiré pattern, most commonly seen in animation renders of ray traced or path traced lifelike scenes and objects.</text:span></text:p>
        </text:list-item>
        <text:list-item>
          <text:p text:style-name="P15"><text:span text:style-name="T5">Intel’s Open Image Denoise is an open source library of high-performance, high-quality denoising filters for ray traced rendered images and animations.</text:span></text:p>
        </text:list-item>
        <text:list-item>
          <text:p text:style-name="P15"><text:span text:style-name="T5">It significantly reduces render time using AI.</text:span></text:p>
        </text:list-item>
      </text:list>
      <text:p text:style-name="Standard"/>
      <text:p text:style-name="Standard"><text:span text:style-name="T3">Web based distro hop</text:span></text:p>
      <text:p text:style-name="Standard"><text:a xlink:type="simple" xlink:href="https://www.technewsworld.com/story/86178.html" text:style-name="ListLabel_20_128" text:visited-style-name="ListLabel_20_128"><text:span text:style-name="T15">https://www.technewsworld.com/story/86178.html</text:span></text:a></text:p>
      <text:list xml:id="list2426012363" text:style-name="WWNum4">
        <text:list-item>
          <text:p text:style-name="P16"><text:span text:style-name="T5">Several months ago when I found out about DistroTest and it was fairly new, I went to the website to test running a distro and it gave me an error.</text:span></text:p>
        </text:list-item>
        <text:list-item>
          <text:p text:style-name="P16"><text:soft-page-break/><text:span text:style-name="T5">Their servers were inundated with requests because so many people found out about it at once and wanted to test running live distros online.</text:span></text:p>
        </text:list-item>
        <text:list-item>
          <text:p text:style-name="P16"><text:span text:style-name="T5">Now it works great, and I just ran several of my favorite distros, including Damn Small Linux and CRUX without a hitch!</text:span></text:p>
        </text:list-item>
        <text:list-item>
          <text:p text:style-name="P16"><text:span text:style-name="T5">And it even runs on mobile.</text:span></text:p>
        </text:list-item>
        <text:list-item>
          <text:p text:style-name="P16"><text:span text:style-name="T5">The mouse does lag, but that is expected, because you are viewing the distros via a <text:s/>QEMU hosted window with VNC through a web browser.</text:span></text:p>
        </text:list-item>
        <text:list-item>
          <text:p text:style-name="P16"><text:span text:style-name="T12">If you are curious about a different distro and want to give a quick spin but can’t spare the time to load a VM or flash a USB live session, this is what you need!</text:span></text:p>
        </text:list-item>
      </text:list>
      <text:p text:style-name="Standard"><draw:rect text:anchor-type="as-char" style:rel-width="100%" draw:z-index="5" draw:style-name="gr1" draw:text-style-name="P24" svg:width="0.0012in" svg:height="0.0213in"><text:p/></draw:rect></text:p>
      <text:p text:style-name="Standard">Plugs</text:p>
      <text:p text:style-name="Standard"><text:s/><text:span text:style-name="T19">Acid Monkey (inc pledge)</text:span></text:p>
      <text:p text:style-name="Standard"><draw:rect text:anchor-type="as-char" style:rel-width="100%" draw:z-index="6" draw:style-name="gr1" draw:text-style-name="P24" svg:width="0.0012in" svg:height="0.0213in"><text:p/></draw:rect></text:p>
      <text:p text:style-name="Standard">Slice of Pi</text:p>
      <text:p text:style-name="Standard"><text:span text:style-name="T11">Piblet</text:span></text:p>
      <text:p text:style-name="Standard"><text:a xlink:type="simple" xlink:href="https://www.tomshardware.com/news/cutiepi-open-source-raspberry-pi-tablet,40158.html" text:style-name="ListLabel_20_128" text:visited-style-name="ListLabel_20_128"><text:span text:style-name="T15">https://www.tomshardware.com/news/cutiepi-open-source-raspberry-pi-tablet,40158.html</text:span></text:a></text:p>
      <text:list xml:id="list1735529332" text:style-name="WWNum14">
        <text:list-item>
          <text:p text:style-name="P17"><text:span text:style-name="T12">We’ve seen this attempted many times!</text:span></text:p>
        </text:list-item>
        <text:list-item>
          <text:p text:style-name="P17"><text:span text:style-name="T12">This one is based on a custom PCB base that holds the Pi3 compute module.</text:span></text:p>
        </text:list-item>
        <text:list-item>
          <text:p text:style-name="P17"><text:span text:style-name="T12">You can get a PCB similar to this for around $130 (exVAT)</text:span></text:p>
        </text:list-item>
      </text:list>
      <text:p text:style-name="Standard"><draw:rect text:anchor-type="as-char" style:rel-width="100%" draw:z-index="7" draw:style-name="gr1" draw:text-style-name="P24" svg:width="0.0012in" svg:height="0.0213in"><text:p/></draw:rect></text:p>
      <text:p text:style-name="Standard">Feedback</text:p>
      <text:p text:style-name="Standard"/>
      <text:p text:style-name="Standard"><text:span text:style-name="T9">Files sharing</text:span></text:p>
      <text:p text:style-name="Standard"><text:a xlink:type="simple" xlink:href="https://linuxgamecast.com/bradley/?YOtrBAV" text:style-name="ListLabel_20_128" text:visited-style-name="ListLabel_20_128"><text:span text:style-name="T15">https://linuxgamecast.com/bradley/?YOtrBAV</text:span></text:a></text:p>
      <text:list xml:id="list1504261904" text:style-name="WWNum13">
        <text:list-item>
          <text:p text:style-name="P18"><text:span text:style-name="T5">TherinS, i have used OpenRazer </text:span><text:a xlink:type="simple" xlink:href="https://openrazer.github.io" text:style-name="ListLabel_20_128" text:visited-style-name="ListLabel_20_128"><text:span text:style-name="T15">https://openrazer.github.io</text:span></text:a><text:span text:style-name="T5"> extensively, actually a few years, for my Razer BlackWidow RGB keyboard I used to use. <text:s/>And it worked very well with Ubuntu with a little effort. <text:s/>I used it in Fluxbox and Wmaker without a hitch.</text:span></text:p>
        </text:list-item>
        <text:list-item>
          <text:p text:style-name="P18"><text:soft-page-break/><text:span text:style-name="T5">I see that OpenRazer now supports the Tartarus gaming keypad.</text:span></text:p>
        </text:list-item>
        <text:list-item>
          <text:p text:style-name="P18"><text:span text:style-name="T5">OpenRazer allows you to use the command line or GUI as well.</text:span></text:p>
        </text:list-item>
        <text:list-item>
          <text:p text:style-name="P18"><text:span text:style-name="T5">Thank you for the Dukto suggestion! <text:s/>We will have to check it out.</text:span></text:p>
        </text:list-item>
      </text:list>
      <text:p text:style-name="P22"><text:a xlink:type="simple" xlink:href="https://www.msec.it/blog/dukto/" text:style-name="ListLabel_20_128" text:visited-style-name="ListLabel_20_128"><text:span text:style-name="T15">https://www.msec.it/blog/dukto/</text:span></text:a></text:p>
      <text:p text:style-name="Standard"><text:a xlink:type="simple" xlink:href="https://github.com/TherinS" text:style-name="ListLabel_20_128" text:visited-style-name="ListLabel_20_128"><text:span text:style-name="T15">https://github.com/TherinS</text:span></text:a></text:p>
      <text:list xml:id="list429022884" text:style-name="WWNum6">
        <text:list-item>
          <text:p text:style-name="P19"><text:span text:style-name="T12">As a test, you could try to </text:span><text:span text:style-name="T20">sudo chmod 660 /dev/uinput</text:span></text:p>
        </text:list-item>
        <text:list-item>
          <text:p text:style-name="P19"><text:span text:style-name="T12">If that lets you rebind keys, then you can have a look at creating a udev rule to set those permissions for your usergroup only:</text:span></text:p>
          <text:list>
            <text:list-item>
              <text:p text:style-name="P21"><text:span text:style-name="T12">edit </text:span>/etc/udev/rules.d/99-nostromo.rules</text:p>
            </text:list-item>
            <text:list-item>
              <text:p text:style-name="P21"><office:annotation office:name="__Annotation__190_1483735168"><dc:creator>Katana Steel</dc:creator><dc:date>2019-08-21T20:01:59</dc:date><text:p><text:span text:style-name="T21">maybe GROUP='input"</text:span></text:p></office:annotation><text:span text:style-name="T12">Add </text:span>KERNEL=="uinput", SUBSYSTEM=="misc", MODE="0660", GROUP="UserName”<office:annotation-end office:name="__Annotation__190_1483735168"/></text:p>
            </text:list-item>
            <text:list-item>
              <text:p text:style-name="P21"><text:span text:style-name="T12">And then reboot.</text:span></text:p>
            </text:list-item>
          </text:list>
        </text:list-item>
        <text:list-item>
          <text:p text:style-name="P19"><text:span text:style-name="T12">If that doesn’t work, you could try applying those permissions to /dev/uhid instea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color="#ff0000"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7" meta:word-count="1408" meta:character-count="8543" meta:non-whitespace-character-count="7308"/>
    <meta:generator>LibreOfficeDev/6.0.5.2$Linux_X86_64 LibreOffice_project/</meta:generator>
  </office:meta>
</office:document-meta>
</file>